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4.24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20.67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17.15mm"/>
    </style:style>
    <style:style style:name="co25" style:family="table-column">
      <style:table-column-properties fo:break-before="auto" style:column-width="17.96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19.6mm"/>
    </style:style>
    <style:style style:name="co28" style:family="table-column">
      <style:table-column-properties fo:break-before="auto" style:column-width="23.95mm"/>
    </style:style>
    <style:style style:name="co29" style:family="table-column">
      <style:table-column-properties fo:break-before="auto" style:column-width="22.86mm"/>
    </style:style>
    <style:style style:name="co30" style:family="table-column">
      <style:table-column-properties fo:break-before="auto" style:column-width="24.7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 style:data-style-name="N2">
      <style:table-cell-properties style:diagonal-bl-tr="none" style:diagonal-tl-br="none" style:text-align-source="fix" style:repeat-content="false" fo:border="1.76pt solid #333333" fo:padding="0.71mm" style:rotation-align="none" style:vertical-align="middle"/>
      <style:paragraph-properties fo:text-align="center" fo:margin-left="0mm"/>
      <style:text-properties style:font-name-asian="Tahoma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style:diagonal-bl-tr="none" style:diagonal-tl-br="none" style:text-align-source="fix" style:repeat-content="false" fo:border="1.76pt solid #333333" fo:padding="0.71mm" style:rotation-align="none" style:vertical-align="middle"/>
      <style:paragraph-properties fo:text-align="center" fo:margin-left="0mm"/>
      <style:text-properties style:font-name-asian="Tahoma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38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40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40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40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 style:data-style-name="N1">
      <style:table-cell-properties fo:border-bottom="1.76pt solid #101010" style:diagonal-bl-tr="none" style:diagonal-tl-br="none" style:text-align-source="fix" style:repeat-content="false" fo:border-left="0.74pt solid #101010" fo:padding="0.71mm" fo:border-right="0.74pt solid #101010" style:rotation-align="none" fo:border-top="1.76pt solid #101010"/>
      <style:paragraph-properties fo:text-align="center" fo:margin-left="0mm"/>
      <style:text-properties style:font-name-asian="Tahoma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 style:data-style-name="N111">
      <style:table-cell-properties fo:border-bottom="0.74pt solid #101010" style:diagonal-bl-tr="none" style:diagonal-tl-br="none" style:text-align-source="fix" style:repeat-content="false" fo:border-left="0.74pt solid #101010" fo:padding="0.71mm" fo:border-right="1.76pt solid #101010" style:rotation-align="none" fo:border-top="1.76pt solid #101010"/>
      <style:paragraph-properties fo:text-align="center" fo:margin-left="0mm"/>
    </style:style>
    <style:style style:name="ce181" style:family="table-cell" style:parent-style-name="Default" style:data-style-name="N111">
      <style:table-cell-properties fo:border-bottom="1.76pt solid #101010" style:diagonal-bl-tr="none" style:diagonal-tl-br="none" style:text-align-source="fix" style:repeat-content="false" fo:border-left="0.74pt solid #101010" fo:padding="0.71mm" fo:border-right="1.76pt solid #101010" style:rotation-align="none" fo:border-top="none"/>
      <style:paragraph-properties fo:text-align="center" fo:margin-left="0mm"/>
    </style:style>
    <style:style style:name="ce18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-asian="Tahoma"/>
    </style:style>
    <style:style style:name="ce18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  <style:text-properties style:font-name-asian="Tahoma"/>
    </style:style>
    <style:style style:name="ce185" style:family="table-cell" style:parent-style-name="Default" style:data-style-name="N111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  <style:text-properties style:font-name-asian="Tahoma"/>
    </style:style>
    <style:style style:name="ce186" style:family="table-cell" style:parent-style-name="Default" style:data-style-name="N104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  <style:text-properties style:font-name-asian="Tahoma"/>
    </style:style>
    <style:style style:name="ce77" style:family="table-cell" style:parent-style-name="Default" style:data-style-name="N111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1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1">
      <style:table-cell-properties fo:background-color="#ffff99" style:diagonal-bl-tr="none" style:diagonal-tl-br="none" fo:border="0.74pt solid #101010" fo:padding="0.71mm" style:rotation-align="none"/>
    </style:style>
    <style:style style:name="ce193" style:family="table-cell" style:parent-style-name="Default" style:data-style-name="N111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font-name-asian="Tahoma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1" style:family="table-cell" style:parent-style-name="Default" style:data-style-name="N10108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2" style:family="table-cell" style:parent-style-name="Default" style:data-style-name="N10108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4" style:family="table-cell" style:parent-style-name="Default" style:data-style-name="N10108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  <style:text-properties style:font-name-asian="Tahoma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draw:stroke-linejoin="round" svg:stroke-linecap="square" draw:fill="solid" draw:fill-color="#ffffff" draw:textarea-horizontal-align="justify" draw:textarea-vertical-align="top" draw:auto-grow-height="false" fo:min-height="116.26mm" fo:min-width="92.46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fo:font-size="12pt" fo:font-style="normal" fo:text-shadow="none" style:text-underline-style="none" fo:font-weight="normal" style:font-size-asian="12pt" style:font-style-asian="normal" style:font-weight-asian="normal" style:font-family-complex="'Times New Roman'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'Times New Roman'" fo:font-size="12pt" fo:font-style="normal" fo:text-shadow="none" style:text-underline-style="none" fo:font-weight="bold" style:font-size-asian="12pt" style:font-style-asian="normal" style:font-weight-asian="bold" style:font-family-complex="'Times New Roman'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0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0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4.46mm" svg:height="118.26mm" svg:x="186.84mm" svg:y="4.23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1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120" office:value-type="string" calcext:value-type="string" table:number-columns-spanned="1" table:number-rows-spanned="2">
            <text:p>Lp</text:p>
          </table:table-cell>
          <table:table-cell table:style-name="ce126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0"/>
          <table:covered-table-cell table:style-name="ce126"/>
          <table:table-cell table:style-name="ce27" table:number-columns-repeated="11"/>
          <table:table-cell table:number-columns-repeated="101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136" table:formula="of:=AVERAGEA([.C4:.J4])" office:value-type="float" office:value="3.25" calcext:value-type="float">
            <text:p>3,25</text:p>
          </table:table-cell>
          <table:table-cell table:style-name="ce17" table:formula="of:=IF([.K4]&gt;=4.75;&quot;tak&quot;;&quot;-&quot;)" office:value-type="string" office:string-value="-" calcext:value-type="string">
            <text:p>-</text:p>
          </table:table-cell>
          <table:table-cell table:style-name="ce17" table:formula="of:=IF([.K4]&lt;4.75;&quot;-&quot;;IF([.K4]&lt;=4.85;&quot;dyplom&quot;;IF([.K4]&lt;=5;&quot;książka&quot;;IF([.K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6" table:formula="of:=AVERAGEA([.C5:.J5])" office:value-type="float" office:value="5.125" calcext:value-type="float">
            <text:p>5,13</text:p>
          </table:table-cell>
          <table:table-cell table:style-name="ce17" table:formula="of:=IF([.K5]&gt;=4.75;&quot;tak&quot;;&quot;-&quot;)" office:value-type="string" office:string-value="tak" calcext:value-type="string">
            <text:p>tak</text:p>
          </table:table-cell>
          <table:table-cell table:style-name="ce17" table:formula="of:=IF([.K5]&lt;4.75;&quot;-&quot;;IF([.K5]&lt;=4.85;&quot;dyplom&quot;;IF([.K5]&lt;=5;&quot;książka&quot;;IF([.K5]&gt;5;&quot;pióro&quot;;&quot;-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6" table:formula="of:=AVERAGEA([.C6:.J6])" office:value-type="float" office:value="3.375" calcext:value-type="float">
            <text:p>3,38</text:p>
          </table:table-cell>
          <table:table-cell table:style-name="ce17" table:formula="of:=IF([.K6]&gt;=4.75;&quot;tak&quot;;&quot;-&quot;)" office:value-type="string" office:string-value="-" calcext:value-type="string">
            <text:p>-</text:p>
          </table:table-cell>
          <table:table-cell table:style-name="ce17" table:formula="of:=IF([.K6]&lt;4.75;&quot;-&quot;;IF([.K6]&lt;=4.85;&quot;dyplom&quot;;IF([.K6]&lt;=5;&quot;książka&quot;;IF([.K6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6" table:formula="of:=AVERAGEA([.C7:.J7])" office:value-type="float" office:value="4.125" calcext:value-type="float">
            <text:p>4,13</text:p>
          </table:table-cell>
          <table:table-cell table:style-name="ce17" table:formula="of:=IF([.K7]&gt;=4.75;&quot;tak&quot;;&quot;-&quot;)" office:value-type="string" office:string-value="-" calcext:value-type="string">
            <text:p>-</text:p>
          </table:table-cell>
          <table:table-cell table:style-name="ce17" table:formula="of:=IF([.K7]&lt;4.75;&quot;-&quot;;IF([.K7]&lt;=4.85;&quot;dyplom&quot;;IF([.K7]&lt;=5;&quot;książka&quot;;IF([.K7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6" table:formula="of:=AVERAGEA([.C8:.J8])" office:value-type="float" office:value="3.625" calcext:value-type="float">
            <text:p>3,63</text:p>
          </table:table-cell>
          <table:table-cell table:style-name="ce17" table:formula="of:=IF([.K8]&gt;=4.75;&quot;tak&quot;;&quot;-&quot;)" office:value-type="string" office:string-value="-" calcext:value-type="string">
            <text:p>-</text:p>
          </table:table-cell>
          <table:table-cell table:style-name="ce17" table:formula="of:=IF([.K8]&lt;4.75;&quot;-&quot;;IF([.K8]&lt;=4.85;&quot;dyplom&quot;;IF([.K8]&lt;=5;&quot;książka&quot;;IF([.K8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6" table:formula="of:=AVERAGEA([.C9:.J9])" office:value-type="float" office:value="4" calcext:value-type="float">
            <text:p>4,00</text:p>
          </table:table-cell>
          <table:table-cell table:style-name="ce17" table:formula="of:=IF([.K9]&gt;=4.75;&quot;tak&quot;;&quot;-&quot;)" office:value-type="string" office:string-value="-" calcext:value-type="string">
            <text:p>-</text:p>
          </table:table-cell>
          <table:table-cell table:style-name="ce17" table:formula="of:=IF([.K9]&lt;4.75;&quot;-&quot;;IF([.K9]&lt;=4.85;&quot;dyplom&quot;;IF([.K9]&lt;=5;&quot;książka&quot;;IF([.K9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136" table:formula="of:=AVERAGEA([.C10:.J10])" office:value-type="float" office:value="3.125" calcext:value-type="float">
            <text:p>3,13</text:p>
          </table:table-cell>
          <table:table-cell table:style-name="ce17" table:formula="of:=IF([.K10]&gt;=4.75;&quot;tak&quot;;&quot;-&quot;)" office:value-type="string" office:string-value="-" calcext:value-type="string">
            <text:p>-</text:p>
          </table:table-cell>
          <table:table-cell table:style-name="ce17" table:formula="of:=IF([.K10]&lt;4.75;&quot;-&quot;;IF([.K10]&lt;=4.85;&quot;dyplom&quot;;IF([.K10]&lt;=5;&quot;książka&quot;;IF([.K10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6" table:formula="of:=AVERAGEA([.C11:.J11])" office:value-type="float" office:value="3.125" calcext:value-type="float">
            <text:p>3,13</text:p>
          </table:table-cell>
          <table:table-cell table:style-name="ce17" table:formula="of:=IF([.K11]&gt;=4.75;&quot;tak&quot;;&quot;-&quot;)" office:value-type="string" office:string-value="-" calcext:value-type="string">
            <text:p>-</text:p>
          </table:table-cell>
          <table:table-cell table:style-name="ce17" table:formula="of:=IF([.K11]&lt;4.75;&quot;-&quot;;IF([.K11]&lt;=4.85;&quot;dyplom&quot;;IF([.K11]&lt;=5;&quot;książka&quot;;IF([.K11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36" table:formula="of:=AVERAGEA([.C12:.J12])" office:value-type="float" office:value="3.375" calcext:value-type="float">
            <text:p>3,38</text:p>
          </table:table-cell>
          <table:table-cell table:style-name="ce17" table:formula="of:=IF([.K12]&gt;=4.75;&quot;tak&quot;;&quot;-&quot;)" office:value-type="string" office:string-value="-" calcext:value-type="string">
            <text:p>-</text:p>
          </table:table-cell>
          <table:table-cell table:style-name="ce17" table:formula="of:=IF([.K12]&lt;4.75;&quot;-&quot;;IF([.K12]&lt;=4.85;&quot;dyplom&quot;;IF([.K12]&lt;=5;&quot;książka&quot;;IF([.K12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6" table:formula="of:=AVERAGEA([.C13:.J13])" office:value-type="float" office:value="3.5" calcext:value-type="float">
            <text:p>3,50</text:p>
          </table:table-cell>
          <table:table-cell table:style-name="ce17" table:formula="of:=IF([.K13]&gt;=4.75;&quot;tak&quot;;&quot;-&quot;)" office:value-type="string" office:string-value="-" calcext:value-type="string">
            <text:p>-</text:p>
          </table:table-cell>
          <table:table-cell table:style-name="ce17" table:formula="of:=IF([.K13]&lt;4.75;&quot;-&quot;;IF([.K13]&lt;=4.85;&quot;dyplom&quot;;IF([.K13]&lt;=5;&quot;książka&quot;;IF([.K13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36" table:formula="of:=AVERAGEA([.C14:.J14])" office:value-type="float" office:value="1.875" calcext:value-type="float">
            <text:p>1,88</text:p>
          </table:table-cell>
          <table:table-cell table:style-name="ce17" table:formula="of:=IF([.K14]&gt;=4.75;&quot;tak&quot;;&quot;-&quot;)" office:value-type="string" office:string-value="-" calcext:value-type="string">
            <text:p>-</text:p>
          </table:table-cell>
          <table:table-cell table:style-name="ce17" table:formula="of:=IF([.K14]&lt;4.75;&quot;-&quot;;IF([.K14]&lt;=4.85;&quot;dyplom&quot;;IF([.K14]&lt;=5;&quot;książka&quot;;IF([.K1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6" table:formula="of:=AVERAGEA([.C15:.J15])" office:value-type="float" office:value="3.625" calcext:value-type="float">
            <text:p>3,63</text:p>
          </table:table-cell>
          <table:table-cell table:style-name="ce17" table:formula="of:=IF([.K15]&gt;=4.75;&quot;tak&quot;;&quot;-&quot;)" office:value-type="string" office:string-value="-" calcext:value-type="string">
            <text:p>-</text:p>
          </table:table-cell>
          <table:table-cell table:style-name="ce17" table:formula="of:=IF([.K15]&lt;4.75;&quot;-&quot;;IF([.K15]&lt;=4.85;&quot;dyplom&quot;;IF([.K15]&lt;=5;&quot;książka&quot;;IF([.K15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136" table:formula="of:=AVERAGEA([.C16:.J16])" office:value-type="float" office:value="5" calcext:value-type="float">
            <text:p>5,00</text:p>
          </table:table-cell>
          <table:table-cell table:style-name="ce17" table:formula="of:=IF([.K16]&gt;=4.75;&quot;tak&quot;;&quot;-&quot;)" office:value-type="string" office:string-value="tak" calcext:value-type="string">
            <text:p>tak</text:p>
          </table:table-cell>
          <table:table-cell table:style-name="ce17" table:formula="of:=IF([.K16]&lt;4.75;&quot;-&quot;;IF([.K16]&lt;=4.85;&quot;dyplom&quot;;IF([.K16]&lt;=5;&quot;książka&quot;;IF([.K16]&gt;5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136" table:formula="of:=AVERAGEA([.C17:.J17])" office:value-type="float" office:value="3.75" calcext:value-type="float">
            <text:p>3,75</text:p>
          </table:table-cell>
          <table:table-cell table:style-name="ce17" table:formula="of:=IF([.K17]&gt;=4.75;&quot;tak&quot;;&quot;-&quot;)" office:value-type="string" office:string-value="-" calcext:value-type="string">
            <text:p>-</text:p>
          </table:table-cell>
          <table:table-cell table:style-name="ce17" table:formula="of:=IF([.K17]&lt;4.75;&quot;-&quot;;IF([.K17]&lt;=4.85;&quot;dyplom&quot;;IF([.K17]&lt;=5;&quot;książka&quot;;IF([.K17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136" table:formula="of:=AVERAGEA([.C18:.J18])" office:value-type="float" office:value="4.875" calcext:value-type="float">
            <text:p>4,88</text:p>
          </table:table-cell>
          <table:table-cell table:style-name="ce17" table:formula="of:=IF([.K18]&gt;=4.75;&quot;tak&quot;;&quot;-&quot;)" office:value-type="string" office:string-value="tak" calcext:value-type="string">
            <text:p>tak</text:p>
          </table:table-cell>
          <table:table-cell table:style-name="ce17" table:formula="of:=IF([.K18]&lt;4.75;&quot;-&quot;;IF([.K18]&lt;=4.85;&quot;dyplom&quot;;IF([.K18]&lt;=5;&quot;książka&quot;;IF([.K18]&gt;5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36" table:formula="of:=AVERAGEA([.C19:.J19])" office:value-type="float" office:value="3.125" calcext:value-type="float">
            <text:p>3,13</text:p>
          </table:table-cell>
          <table:table-cell table:style-name="ce17" table:formula="of:=IF([.K19]&gt;=4.75;&quot;tak&quot;;&quot;-&quot;)" office:value-type="string" office:string-value="-" calcext:value-type="string">
            <text:p>-</text:p>
          </table:table-cell>
          <table:table-cell table:style-name="ce17" table:formula="of:=IF([.K19]&lt;4.75;&quot;-&quot;;IF([.K19]&lt;=4.85;&quot;dyplom&quot;;IF([.K19]&lt;=5;&quot;książka&quot;;IF([.K19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6" table:formula="of:=AVERAGEA([.C20:.J20])" office:value-type="float" office:value="2.875" calcext:value-type="float">
            <text:p>2,88</text:p>
          </table:table-cell>
          <table:table-cell table:style-name="ce17" table:formula="of:=IF([.K20]&gt;=4.75;&quot;tak&quot;;&quot;-&quot;)" office:value-type="string" office:string-value="-" calcext:value-type="string">
            <text:p>-</text:p>
          </table:table-cell>
          <table:table-cell table:style-name="ce17" table:formula="of:=IF([.K20]&lt;4.75;&quot;-&quot;;IF([.K20]&lt;=4.85;&quot;dyplom&quot;;IF([.K20]&lt;=5;&quot;książka&quot;;IF([.K20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6" table:formula="of:=AVERAGEA([.C21:.J21])" office:value-type="float" office:value="3.5" calcext:value-type="float">
            <text:p>3,50</text:p>
          </table:table-cell>
          <table:table-cell table:style-name="ce17" table:formula="of:=IF([.K21]&gt;=4.75;&quot;tak&quot;;&quot;-&quot;)" office:value-type="string" office:string-value="-" calcext:value-type="string">
            <text:p>-</text:p>
          </table:table-cell>
          <table:table-cell table:style-name="ce17" table:formula="of:=IF([.K21]&lt;4.75;&quot;-&quot;;IF([.K21]&lt;=4.85;&quot;dyplom&quot;;IF([.K21]&lt;=5;&quot;książka&quot;;IF([.K21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6" table:formula="of:=AVERAGEA([.C22:.J22])" office:value-type="float" office:value="3.75" calcext:value-type="float">
            <text:p>3,75</text:p>
          </table:table-cell>
          <table:table-cell table:style-name="ce17" table:formula="of:=IF([.K22]&gt;=4.75;&quot;tak&quot;;&quot;-&quot;)" office:value-type="string" office:string-value="-" calcext:value-type="string">
            <text:p>-</text:p>
          </table:table-cell>
          <table:table-cell table:style-name="ce17" table:formula="of:=IF([.K22]&lt;4.75;&quot;-&quot;;IF([.K22]&lt;=4.85;&quot;dyplom&quot;;IF([.K22]&lt;=5;&quot;książka&quot;;IF([.K22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136" table:formula="of:=AVERAGEA([.C23:.J23])" office:value-type="float" office:value="4.75" calcext:value-type="float">
            <text:p>4,75</text:p>
          </table:table-cell>
          <table:table-cell table:style-name="ce17" table:formula="of:=IF([.K23]&gt;=4.75;&quot;tak&quot;;&quot;-&quot;)" office:value-type="string" office:string-value="tak" calcext:value-type="string">
            <text:p>tak</text:p>
          </table:table-cell>
          <table:table-cell table:style-name="ce17" table:formula="of:=IF([.K23]&lt;4.75;&quot;-&quot;;IF([.K23]&lt;=4.85;&quot;dyplom&quot;;IF([.K23]&lt;=5;&quot;książka&quot;;IF([.K23]&gt;5;&quot;pióro&quot;;&quot;-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6" table:formula="of:=AVERAGEA([.C24:.J24])" office:value-type="float" office:value="3.375" calcext:value-type="float">
            <text:p>3,38</text:p>
          </table:table-cell>
          <table:table-cell table:style-name="ce17" table:formula="of:=IF([.K24]&gt;=4.75;&quot;tak&quot;;&quot;-&quot;)" office:value-type="string" office:string-value="-" calcext:value-type="string">
            <text:p>-</text:p>
          </table:table-cell>
          <table:table-cell table:style-name="ce17" table:formula="of:=IF([.K24]&lt;4.75;&quot;-&quot;;IF([.K24]&lt;=4.85;&quot;dyplom&quot;;IF([.K24]&lt;=5;&quot;książka&quot;;IF([.K24]&gt;5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A([.C4:.C24])" office:value-type="float" office:value="3.95238095238095" calcext:value-type="float">
            <text:p>3,95</text:p>
          </table:table-cell>
          <table:table-cell table:style-name="ce29" table:formula="of:=AVERAGEA([.D4:.D24])" office:value-type="float" office:value="3.61904761904762" calcext:value-type="float">
            <text:p>3,62</text:p>
          </table:table-cell>
          <table:table-cell table:style-name="ce29" table:formula="of:=AVERAGEA([.E4:.E24])" office:value-type="float" office:value="3.47619047619048" calcext:value-type="float">
            <text:p>3,48</text:p>
          </table:table-cell>
          <table:table-cell table:style-name="ce29" table:formula="of:=AVERAGEA([.F4:.F24])" office:value-type="float" office:value="3.76190476190476" calcext:value-type="float">
            <text:p>3,76</text:p>
          </table:table-cell>
          <table:table-cell table:style-name="ce29" table:formula="of:=AVERAGEA([.G4:.G24])" office:value-type="float" office:value="3.61904761904762" calcext:value-type="float">
            <text:p>3,62</text:p>
          </table:table-cell>
          <table:table-cell table:style-name="ce29" table:formula="of:=AVERAGEA([.H4:.H24])" office:value-type="float" office:value="3.76190476190476" calcext:value-type="float">
            <text:p>3,76</text:p>
          </table:table-cell>
          <table:table-cell table:style-name="ce29" table:formula="of:=AVERAGEA([.I4:.I24])" office:value-type="float" office:value="3.47619047619048" calcext:value-type="float">
            <text:p>3,48</text:p>
          </table:table-cell>
          <table:table-cell table:style-name="ce29" table:formula="of:=AVERAGEA([.J4:.J24])" office:value-type="float" office:value="3.71428571428571" calcext:value-type="float">
            <text:p>3,71</text:p>
          </table:table-cell>
          <table:table-cell table:style-name="ce29" table:formula="of:=AVERAGEA([.K4:.K24])" office:value-type="float" office:value="3.67261904761905" calcext:value-type="float">
            <text:p>3,67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134" table:formula="of:=AVERAGEA([.C25:.J25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37" table:formula="of:=COUNTIF([.L4:.L24];&quot;tak&quot;)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80" calcext:value-type="float">
            <text:p>80</text:p>
          </table:table-cell>
          <table:table-cell table:style-name="ce47" office:value-type="float" office:value="1.9" calcext:value-type="float">
            <text:p>1,9</text:p>
          </table:table-cell>
          <table:table-cell table:style-name="ce51" table:formula="of:=[.B14]/([.C14]*[.C14])" office:value-type="float" office:value="22.1606648199446" calcext:value-type="float">
            <text:p>22,2</text:p>
          </table:table-cell>
          <table:table-cell table:style-name="ce53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6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6" table:number-columns-repeated="247" table:default-cell-style-name="ce1"/>
        <table:table-column table:style-name="co6" table:number-columns-repeated="767" table:default-cell-style-name="Default"/>
        <table:table-row table:style-name="ro3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158" office:value-type="string" calcext:value-type="string">
            <text:p>Lp.</text:p>
          </table:table-cell>
          <table:table-cell table:style-name="ce158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[.D4]-[.C4]" office:value-type="float" office:value="10" calcext:value-type="float">
            <text:p>10</text:p>
          </table:table-cell>
          <table:table-cell table:style-name="ce185" table:formula="of:=IF([.F4] = &quot;tak&quot;;PRODUCT([.E4];[.G4];[.$G$20]);0)" office:value-type="float" office:value="1710" calcext:value-type="float">
            <text:p>1 710,00 zł</text:p>
          </table:table-cell>
          <table:table-cell table:style-name="ce185" table:formula="of:=([.E4]*[.G4])*[.$G$21]" office:value-type="float" office:value="2400" calcext:value-type="float">
            <text:p>2 400,00 zł</text:p>
          </table:table-cell>
          <table:table-cell table:style-name="ce77" table:formula="of:=([.H4]+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5]-[.C5]" office:value-type="float" office:value="8" calcext:value-type="float">
            <text:p>8</text:p>
          </table:table-cell>
          <table:table-cell table:style-name="ce185" table:formula="of:=IF([.F5] = &quot;tak&quot;;PRODUCT([.E5];[.G5];[.$G$20]);0)" office:value-type="float" office:value="0" calcext:value-type="float">
            <text:p>0,00 zł</text:p>
          </table:table-cell>
          <table:table-cell table:style-name="ce185" table:formula="of:=([.E5]*[.G5])*[.$G$21]" office:value-type="float" office:value="1280" calcext:value-type="float">
            <text:p>1 280,00 zł</text:p>
          </table:table-cell>
          <table:table-cell table:style-name="ce77" table:formula="of:=([.H5]+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6]-[.C6]" office:value-type="float" office:value="13" calcext:value-type="float">
            <text:p>13</text:p>
          </table:table-cell>
          <table:table-cell table:style-name="ce185" table:formula="of:=IF([.F6] = &quot;tak&quot;;PRODUCT([.E6];[.G6];[.$G$20]);0)" office:value-type="float" office:value="0" calcext:value-type="float">
            <text:p>0,00 zł</text:p>
          </table:table-cell>
          <table:table-cell table:style-name="ce185" table:formula="of:=([.E6]*[.G6])*[.$G$21]" office:value-type="float" office:value="1040" calcext:value-type="float">
            <text:p>1 040,00 zł</text:p>
          </table:table-cell>
          <table:table-cell table:style-name="ce77" table:formula="of:=([.H6]+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7]-[.C7]" office:value-type="float" office:value="10" calcext:value-type="float">
            <text:p>10</text:p>
          </table:table-cell>
          <table:table-cell table:style-name="ce185" table:formula="of:=IF([.F7] = &quot;tak&quot;;PRODUCT([.E7];[.G7];[.$G$20]);0)" office:value-type="float" office:value="2280" calcext:value-type="float">
            <text:p>2 280,00 zł</text:p>
          </table:table-cell>
          <table:table-cell table:style-name="ce185" table:formula="of:=([.E7]*[.G7])*[.$G$21]" office:value-type="float" office:value="3200" calcext:value-type="float">
            <text:p>3 200,00 zł</text:p>
          </table:table-cell>
          <table:table-cell table:style-name="ce77" table:formula="of:=([.H7]+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[.D8]-[.C8]" office:value-type="float" office:value="13" calcext:value-type="float">
            <text:p>13</text:p>
          </table:table-cell>
          <table:table-cell table:style-name="ce185" table:formula="of:=IF([.F8] = &quot;tak&quot;;PRODUCT([.E8];[.G8];[.$G$20]);0)" office:value-type="float" office:value="0" calcext:value-type="float">
            <text:p>0,00 zł</text:p>
          </table:table-cell>
          <table:table-cell table:style-name="ce185" table:formula="of:=([.E8]*[.G8])*[.$G$21]" office:value-type="float" office:value="2080" calcext:value-type="float">
            <text:p>2 080,00 zł</text:p>
          </table:table-cell>
          <table:table-cell table:style-name="ce77" table:formula="of:=([.H8]+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9]-[.C9]" office:value-type="float" office:value="40" calcext:value-type="float">
            <text:p>40</text:p>
          </table:table-cell>
          <table:table-cell table:style-name="ce185" table:formula="of:=IF([.F9] = &quot;tak&quot;;PRODUCT([.E9];[.G9];[.$G$20]);0)" office:value-type="float" office:value="4560" calcext:value-type="float">
            <text:p>4 560,00 zł</text:p>
          </table:table-cell>
          <table:table-cell table:style-name="ce185" table:formula="of:=([.E9]*[.G9])*[.$G$21]" office:value-type="float" office:value="6400" calcext:value-type="float">
            <text:p>6 400,00 zł</text:p>
          </table:table-cell>
          <table:table-cell table:style-name="ce77" table:formula="of:=([.H9]+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0]-[.C10]" office:value-type="float" office:value="24" calcext:value-type="float">
            <text:p>24</text:p>
          </table:table-cell>
          <table:table-cell table:style-name="ce185" table:formula="of:=IF([.F10] = &quot;tak&quot;;PRODUCT([.E10];[.G10];[.$G$20]);0)" office:value-type="float" office:value="4104" calcext:value-type="float">
            <text:p>4 104,00 zł</text:p>
          </table:table-cell>
          <table:table-cell table:style-name="ce185" table:formula="of:=([.E10]*[.G10])*[.$G$21]" office:value-type="float" office:value="5760" calcext:value-type="float">
            <text:p>5 760,00 zł</text:p>
          </table:table-cell>
          <table:table-cell table:style-name="ce77" table:formula="of:=([.H10]+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1]-[.C11]" office:value-type="float" office:value="8" calcext:value-type="float">
            <text:p>8</text:p>
          </table:table-cell>
          <table:table-cell table:style-name="ce185" table:formula="of:=IF([.F11] = &quot;tak&quot;;PRODUCT([.E11];[.G11];[.$G$20]);0)" office:value-type="float" office:value="1824" calcext:value-type="float">
            <text:p>1 824,00 zł</text:p>
          </table:table-cell>
          <table:table-cell table:style-name="ce185" table:formula="of:=([.E11]*[.G11])*[.$G$21]" office:value-type="float" office:value="2560" calcext:value-type="float">
            <text:p>2 560,00 zł</text:p>
          </table:table-cell>
          <table:table-cell table:style-name="ce77" table:formula="of:=([.H11]+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[.D12]-[.C12]" office:value-type="float" office:value="13" calcext:value-type="float">
            <text:p>13</text:p>
          </table:table-cell>
          <table:table-cell table:style-name="ce185" table:formula="of:=IF([.F12] = &quot;tak&quot;;PRODUCT([.E12];[.G12];[.$G$20]);0)" office:value-type="float" office:value="2223" calcext:value-type="float">
            <text:p>2 223,00 zł</text:p>
          </table:table-cell>
          <table:table-cell table:style-name="ce185" table:formula="of:=([.E12]*[.G12])*[.$G$21]" office:value-type="float" office:value="3120" calcext:value-type="float">
            <text:p>3 120,00 zł</text:p>
          </table:table-cell>
          <table:table-cell table:style-name="ce77" table:formula="of:=([.H12]+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[.D13]-[.C13]" office:value-type="float" office:value="28" calcext:value-type="float">
            <text:p>28</text:p>
          </table:table-cell>
          <table:table-cell table:style-name="ce185" table:formula="of:=IF([.F13] = &quot;tak&quot;;PRODUCT([.E13];[.G13];[.$G$20]);0)" office:value-type="float" office:value="0" calcext:value-type="float">
            <text:p>0,00 zł</text:p>
          </table:table-cell>
          <table:table-cell table:style-name="ce185" table:formula="of:=([.E13]*[.G13])*[.$G$21]" office:value-type="float" office:value="4480" calcext:value-type="float">
            <text:p>4 480,00 zł</text:p>
          </table:table-cell>
          <table:table-cell table:style-name="ce77" table:formula="of:=([.H13]+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58" office:value-type="string" calcext:value-type="string" table:number-columns-spanned="2" table:number-rows-spanned="1">
            <text:p>Średnio</text:p>
          </table:table-cell>
          <table:covered-table-cell table:style-name="ce158"/>
          <table:table-cell table:style-name="ce68" table:number-columns-repeated="2"/>
          <table:table-cell table:style-name="ce178" table:formula="of:=AVERAGE([.E4:.E13])" office:value-type="float" office:value="2.6" calcext:value-type="float">
            <text:p>3</text:p>
          </table:table-cell>
          <table:table-cell table:style-name="ce68"/>
          <table:table-cell table:style-name="ce178" table:formula="of:=AVERAGE([.G4:.G13])" office:value-type="float" office:value="16.7" calcext:value-type="float">
            <text:p>17</text:p>
          </table:table-cell>
          <table:table-cell table:style-name="ce186" table:formula="of:=AVERAGE([.H4:.H13])" office:value-type="currency" office:currency="PLN" office:value="1670.1" calcext:value-type="currency">
            <text:p>1 670,10 zł</text:p>
          </table:table-cell>
          <table:table-cell table:style-name="ce186" table:formula="of:=AVERAGE([.I4:.I13])" office:value-type="currency" office:currency="PLN" office:value="3232" calcext:value-type="currency">
            <text:p>3 232,00 zł</text:p>
          </table:table-cell>
          <table:table-cell table:style-name="ce186" table:formula="of:=AVERAGE([.J4:.J13])" office:value-type="currency" office:currency="PLN" office:value="4902.1" calcext:value-type="currency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180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181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style-name="ce183"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184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82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193" table:formula="of:=(0.15*[.B3])" office:value-type="float" office:value="51.75" calcext:value-type="float">
            <text:p>51,75 zł</text:p>
          </table:table-cell>
          <table:table-cell table:style-name="ce193" table:formula="of:=IF([.A3] = &quot;P&quot;;PRODUCT(0.1;[.B3]);IF([.A3] = &quot;M&quot;;PRODUCT(0.2;[.B3]);PRODUCT(0.3;[.B3])))" office:value-type="float" office:value="34.5" calcext:value-type="float">
            <text:p>34,50 zł</text:p>
          </table:table-cell>
          <table:table-cell table:style-name="ce193" table:formula="of:=([.B3]+[.C3]+[.D3])" office:value-type="float" office:value="431.25" calcext:value-type="float">
            <text:p>431,25 zł</text:p>
          </table:table-cell>
          <table:table-cell table:style-name="ce193" table:formula="of:=(0.21*[.E3])" office:value-type="float" office:value="90.5625" calcext:value-type="float">
            <text:p>90,56 zł</text:p>
          </table:table-cell>
          <table:table-cell table:style-name="ce193" table:formula="of:=([.E3]-[.F3])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193" table:formula="of:=(0.15*[.B4])" office:value-type="float" office:value="57" calcext:value-type="float">
            <text:p>57,00 zł</text:p>
          </table:table-cell>
          <table:table-cell table:style-name="ce193" table:formula="of:=IF([.A4] = &quot;P&quot;;PRODUCT(0.1;[.B4]);IF([.A4] = &quot;M&quot;;PRODUCT(0.2;[.B4]);PRODUCT(0.3;[.B4])))" office:value-type="float" office:value="76" calcext:value-type="float">
            <text:p>76,00 zł</text:p>
          </table:table-cell>
          <table:table-cell table:style-name="ce193" table:formula="of:=([.B4]+[.C4]+[.D4])" office:value-type="float" office:value="513" calcext:value-type="float">
            <text:p>513,00 zł</text:p>
          </table:table-cell>
          <table:table-cell table:style-name="ce193" table:formula="of:=(0.21*[.E4])" office:value-type="float" office:value="107.73" calcext:value-type="float">
            <text:p>107,73 zł</text:p>
          </table:table-cell>
          <table:table-cell table:style-name="ce193" table:formula="of:=([.E4]-[.F4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193" table:formula="of:=(0.15*[.B5])" office:value-type="float" office:value="57" calcext:value-type="float">
            <text:p>57,00 zł</text:p>
          </table:table-cell>
          <table:table-cell table:style-name="ce193" table:formula="of:=IF([.A5] = &quot;P&quot;;PRODUCT(0.1;[.B5]);IF([.A5] = &quot;M&quot;;PRODUCT(0.2;[.B5]);PRODUCT(0.3;[.B5])))" office:value-type="float" office:value="76" calcext:value-type="float">
            <text:p>76,00 zł</text:p>
          </table:table-cell>
          <table:table-cell table:style-name="ce193" table:formula="of:=([.B5]+[.C5]+[.D5])" office:value-type="float" office:value="513" calcext:value-type="float">
            <text:p>513,00 zł</text:p>
          </table:table-cell>
          <table:table-cell table:style-name="ce193" table:formula="of:=(0.21*[.E5])" office:value-type="float" office:value="107.73" calcext:value-type="float">
            <text:p>107,73 zł</text:p>
          </table:table-cell>
          <table:table-cell table:style-name="ce193" table:formula="of:=([.E5]-[.F5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193" table:formula="of:=(0.15*[.B6])" office:value-type="float" office:value="61.5" calcext:value-type="float">
            <text:p>61,50 zł</text:p>
          </table:table-cell>
          <table:table-cell table:style-name="ce193" table:formula="of:=IF([.A6] = &quot;P&quot;;PRODUCT(0.1;[.B6]);IF([.A6] = &quot;M&quot;;PRODUCT(0.2;[.B6]);PRODUCT(0.3;[.B6])))" office:value-type="float" office:value="123" calcext:value-type="float">
            <text:p>123,00 zł</text:p>
          </table:table-cell>
          <table:table-cell table:style-name="ce193" table:formula="of:=([.B6]+[.C6]+[.D6])" office:value-type="float" office:value="594.5" calcext:value-type="float">
            <text:p>594,50 zł</text:p>
          </table:table-cell>
          <table:table-cell table:style-name="ce193" table:formula="of:=(0.21*[.E6])" office:value-type="float" office:value="124.845" calcext:value-type="float">
            <text:p>124,85 zł</text:p>
          </table:table-cell>
          <table:table-cell table:style-name="ce193" table:formula="of:=([.E6]-[.F6])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193" table:formula="of:=(0.15*[.B7])" office:value-type="float" office:value="52.5" calcext:value-type="float">
            <text:p>52,50 zł</text:p>
          </table:table-cell>
          <table:table-cell table:style-name="ce193" table:formula="of:=IF([.A7] = &quot;P&quot;;PRODUCT(0.1;[.B7]);IF([.A7] = &quot;M&quot;;PRODUCT(0.2;[.B7]);PRODUCT(0.3;[.B7])))" office:value-type="float" office:value="35" calcext:value-type="float">
            <text:p>35,00 zł</text:p>
          </table:table-cell>
          <table:table-cell table:style-name="ce193" table:formula="of:=([.B7]+[.C7]+[.D7])" office:value-type="float" office:value="437.5" calcext:value-type="float">
            <text:p>437,50 zł</text:p>
          </table:table-cell>
          <table:table-cell table:style-name="ce193" table:formula="of:=(0.21*[.E7])" office:value-type="float" office:value="91.875" calcext:value-type="float">
            <text:p>91,88 zł</text:p>
          </table:table-cell>
          <table:table-cell table:style-name="ce193" table:formula="of:=([.E7]-[.F7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193" table:formula="of:=(0.15*[.B8])" office:value-type="float" office:value="52.5" calcext:value-type="float">
            <text:p>52,50 zł</text:p>
          </table:table-cell>
          <table:table-cell table:style-name="ce193" table:formula="of:=IF([.A8] = &quot;P&quot;;PRODUCT(0.1;[.B8]);IF([.A8] = &quot;M&quot;;PRODUCT(0.2;[.B8]);PRODUCT(0.3;[.B8])))" office:value-type="float" office:value="35" calcext:value-type="float">
            <text:p>35,00 zł</text:p>
          </table:table-cell>
          <table:table-cell table:style-name="ce193" table:formula="of:=([.B8]+[.C8]+[.D8])" office:value-type="float" office:value="437.5" calcext:value-type="float">
            <text:p>437,50 zł</text:p>
          </table:table-cell>
          <table:table-cell table:style-name="ce193" table:formula="of:=(0.21*[.E8])" office:value-type="float" office:value="91.875" calcext:value-type="float">
            <text:p>91,88 zł</text:p>
          </table:table-cell>
          <table:table-cell table:style-name="ce193" table:formula="of:=([.E8]-[.F8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" table:default-cell-style-name="ce1"/>
        <table:table-column table:style-name="co28" table:default-cell-style-name="ce1"/>
        <table:table-column table:style-name="co6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201" office:value-type="currency" office:currency="PLN" office:value="24000" calcext:value-type="currency">
            <text:p>24 000,00 zł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201" table:formula="of:=IF(OR([.E10]&lt;[.$J$3];AND([.C10]&lt;[.$J$1];[.D10]&lt;[.$J$2]));PRODUCT([.$J$4];[.C10]);PRODUCT([.$J$5];[.C10]))" office:value-type="currency" office:currency="PLN" office:value="2400" calcext:value-type="currency">
            <text:p>2 400,00 zł</text:p>
          </table:table-cell>
          <table:table-cell table:style-name="ce204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201" office:value-type="currency" office:currency="PLN" office:value="17000" calcext:value-type="currency">
            <text:p>17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201" table:formula="of:=IF(OR([.E11]&lt;[.$J$3];AND([.C11]&lt;[.$J$1];[.D11]&lt;[.$J$2]));PRODUCT([.$J$4];[.C11]);PRODUCT([.$J$5];[.C11]))" office:value-type="currency" office:currency="PLN" office:value="1700" calcext:value-type="currency">
            <text:p>1 700,00 zł</text:p>
          </table:table-cell>
          <table:table-cell table:style-name="ce204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201" office:value-type="currency" office:currency="PLN" office:value="18000" calcext:value-type="currency">
            <text:p>18 000,00 zł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201" table:formula="of:=IF(OR([.E12]&lt;[.$J$3];AND([.C12]&lt;[.$J$1];[.D12]&lt;[.$J$2]));PRODUCT([.$J$4];[.C12]);PRODUCT([.$J$5];[.C12]))" office:value-type="currency" office:currency="PLN" office:value="1800" calcext:value-type="currency">
            <text:p>1 800,00 zł</text:p>
          </table:table-cell>
          <table:table-cell table:style-name="ce204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201" office:value-type="currency" office:currency="PLN" office:value="21000" calcext:value-type="currency">
            <text:p>21 000,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201" table:formula="of:=IF(OR([.E13]&lt;[.$J$3];AND([.C13]&lt;[.$J$1];[.D13]&lt;[.$J$2]));PRODUCT([.$J$4];[.C13]);PRODUCT([.$J$5];[.C13]))" office:value-type="currency" office:currency="PLN" office:value="1050" calcext:value-type="currency">
            <text:p>1 050,00 zł</text:p>
          </table:table-cell>
          <table:table-cell table:style-name="ce204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201" office:value-type="currency" office:currency="PLN" office:value="28000" calcext:value-type="currency">
            <text:p>28 000,00 zł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201" table:formula="of:=IF(OR([.E14]&lt;[.$J$3];AND([.C14]&lt;[.$J$1];[.D14]&lt;[.$J$2]));PRODUCT([.$J$4];[.C14]);PRODUCT([.$J$5];[.C14]))" office:value-type="currency" office:currency="PLN" office:value="1400" calcext:value-type="currency">
            <text:p>1 400,00 zł</text:p>
          </table:table-cell>
          <table:table-cell table:style-name="ce204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201" office:value-type="currency" office:currency="PLN" office:value="31000" calcext:value-type="currency">
            <text:p>31 000,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201" table:formula="of:=IF(OR([.E15]&lt;[.$J$3];AND([.C15]&lt;[.$J$1];[.D15]&lt;[.$J$2]));PRODUCT([.$J$4];[.C15]);PRODUCT([.$J$5];[.C15]))" office:value-type="currency" office:currency="PLN" office:value="1550" calcext:value-type="currency">
            <text:p>1 550,00 zł</text:p>
          </table:table-cell>
          <table:table-cell table:style-name="ce204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201" office:value-type="currency" office:currency="PLN" office:value="14000" calcext:value-type="currency">
            <text:p>14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201" table:formula="of:=IF(OR([.E16]&lt;[.$J$3];AND([.C16]&lt;[.$J$1];[.D16]&lt;[.$J$2]));PRODUCT([.$J$4];[.C16]);PRODUCT([.$J$5];[.C16]))" office:value-type="currency" office:currency="PLN" office:value="1400" calcext:value-type="currency">
            <text:p>1 400,00 zł</text:p>
          </table:table-cell>
          <table:table-cell table:style-name="ce204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201" office:value-type="currency" office:currency="PLN" office:value="38000" calcext:value-type="currency">
            <text:p>38 000,00 zł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201" table:formula="of:=IF(OR([.E17]&lt;[.$J$3];AND([.C17]&lt;[.$J$1];[.D17]&lt;[.$J$2]));PRODUCT([.$J$4];[.C17]);PRODUCT([.$J$5];[.C17]))" office:value-type="currency" office:currency="PLN" office:value="1900" calcext:value-type="currency">
            <text:p>1 900,00 zł</text:p>
          </table:table-cell>
          <table:table-cell table:style-name="ce204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201" office:value-type="currency" office:currency="PLN" office:value="21000" calcext:value-type="currency">
            <text:p>21 000,00 zł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201" table:formula="of:=IF(OR([.E18]&lt;[.$J$3];AND([.C18]&lt;[.$J$1];[.D18]&lt;[.$J$2]));PRODUCT([.$J$4];[.C18]);PRODUCT([.$J$5];[.C18]))" office:value-type="currency" office:currency="PLN" office:value="2100" calcext:value-type="currency">
            <text:p>2 100,00 zł</text:p>
          </table:table-cell>
          <table:table-cell table:style-name="ce204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201" office:value-type="currency" office:currency="PLN" office:value="44000" calcext:value-type="currency">
            <text:p>44 000,00 zł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201" table:formula="of:=IF(OR([.E19]&lt;[.$J$3];AND([.C19]&lt;[.$J$1];[.D19]&lt;[.$J$2]));PRODUCT([.$J$4];[.C19]);PRODUCT([.$J$5];[.C19]))" office:value-type="currency" office:currency="PLN" office:value="4400" calcext:value-type="currency">
            <text:p>4 400,00 zł</text:p>
          </table:table-cell>
          <table:table-cell table:style-name="ce204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201" office:value-type="currency" office:currency="PLN" office:value="27000" calcext:value-type="currency">
            <text:p>27 000,00 zł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201" table:formula="of:=IF(OR([.E20]&lt;[.$J$3];AND([.C20]&lt;[.$J$1];[.D20]&lt;[.$J$2]));PRODUCT([.$J$4];[.C20]);PRODUCT([.$J$5];[.C20]))" office:value-type="currency" office:currency="PLN" office:value="2700" calcext:value-type="currency">
            <text:p>2 700,00 zł</text:p>
          </table:table-cell>
          <table:table-cell table:style-name="ce204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201" office:value-type="currency" office:currency="PLN" office:value="33000" calcext:value-type="currency">
            <text:p>33 000,00 zł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201" table:formula="of:=IF(OR([.E21]&lt;[.$J$3];AND([.C21]&lt;[.$J$1];[.D21]&lt;[.$J$2]));PRODUCT([.$J$4];[.C21]);PRODUCT([.$J$5];[.C21]))" office:value-type="currency" office:currency="PLN" office:value="3300" calcext:value-type="currency">
            <text:p>3 300,00 zł</text:p>
          </table:table-cell>
          <table:table-cell table:style-name="ce204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201" office:value-type="currency" office:currency="PLN" office:value="11000" calcext:value-type="currency">
            <text:p>11 000,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201" table:formula="of:=IF(OR([.E22]&lt;[.$J$3];AND([.C22]&lt;[.$J$1];[.D22]&lt;[.$J$2]));PRODUCT([.$J$4];[.C22]);PRODUCT([.$J$5];[.C22]))" office:value-type="currency" office:currency="PLN" office:value="1100" calcext:value-type="currency">
            <text:p>1 100,00 zł</text:p>
          </table:table-cell>
          <table:table-cell table:style-name="ce204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201" office:value-type="currency" office:currency="PLN" office:value="28000" calcext:value-type="currency">
            <text:p>28 000,00 zł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201" table:formula="of:=IF(OR([.E23]&lt;[.$J$3];AND([.C23]&lt;[.$J$1];[.D23]&lt;[.$J$2]));PRODUCT([.$J$4];[.C23]);PRODUCT([.$J$5];[.C23]))" office:value-type="currency" office:currency="PLN" office:value="1400" calcext:value-type="currency">
            <text:p>1 400,00 zł</text:p>
          </table:table-cell>
          <table:table-cell table:style-name="ce204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201" office:value-type="currency" office:currency="PLN" office:value="24000" calcext:value-type="currency">
            <text:p>24 000,00 zł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201" table:formula="of:=IF(OR([.E24]&lt;[.$J$3];AND([.C24]&lt;[.$J$1];[.D24]&lt;[.$J$2]));PRODUCT([.$J$4];[.C24]);PRODUCT([.$J$5];[.C24]))" office:value-type="currency" office:currency="PLN" office:value="1200" calcext:value-type="currency">
            <text:p>1 200,00 zł</text:p>
          </table:table-cell>
          <table:table-cell table:style-name="ce204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202" office:value-type="currency" office:currency="PLN" office:value="21500" calcext:value-type="currency">
            <text:p>21 500,00 zł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201" table:formula="of:=IF(OR([.E25]&lt;[.$J$3];AND([.C25]&lt;[.$J$1];[.D25]&lt;[.$J$2]));PRODUCT([.$J$4];[.C25]);PRODUCT([.$J$5];[.C25]))" office:value-type="currency" office:currency="PLN" office:value="1075" calcext:value-type="currency">
            <text:p>1 075,00 zł</text:p>
          </table:table-cell>
          <table:table-cell table:style-name="ce204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">
      <number:number number:decimal-places="2" loext:min-decimal-places="2" number:min-integer-digits="1" number:grouping="true"/>
      <number:text> zł</number:text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1" loext:min-decimal-places="1" number:min-integer-digits="1"/>
    </number:number-style>
    <number:date-style style:name="N140P0" style:volatile="true">
      <number:year/>
      <number:text>.</number:text>
      <number:day number:style="long"/>
      <number:text>.</number:text>
      <number:month number:style="long"/>
    </number:date-style>
    <number:text-style style:name="N140">
      <number:text-content/>
      <style:map style:condition="value()&lt;=1.79769313486232E+308" style:apply-style-name="N140P0"/>
    </number:text-style>
    <number:number-style style:name="N141">
      <number:number number:decimal-places="3" loext:min-decimal-places="3" number:min-integer-digits="1"/>
    </number:number-style>
    <number:number-style style:name="N142">
      <number:number number:decimal-places="4" loext:min-decimal-places="4"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.00.0000</text:date>, <text:time style:data-style-name="N2" text:time-value="21:08:04.16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22:29:30.740000000</dc:date>
    <meta:generator>LibreOffice/5.4.3.2$Windows_X86_64 LibreOffice_project/92a7159f7e4af62137622921e809f8546db437e5</meta:generator>
    <meta:editing-duration>PT5M13S</meta:editing-duration>
    <meta:editing-cycles>1</meta:editing-cycles>
    <meta:document-statistic meta:table-count="6" meta:cell-count="678" meta:object-count="1"/>
  </office:meta>
</office:document-meta>
</file>